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Symbol" svg:font-family="Symbol"/>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5in" fo:margin-bottom="0.0835in" fo:text-align="center"/>
      <style:text-properties style:font-name="Times" fo:font-size="28.0pt"/>
    </style:style>
    <style:style style:name="P2" style:family="paragraph" style:parent-style-name="Standard">
      <style:paragraph-properties fo:margin-bottom="0.0972in" fo:text-align="center" fo:line-height="120%"/>
      <style:text-properties style:font-name="Times" fo:font-size="12.0pt"/>
    </style:style>
    <style:style style:name="P3" style:family="paragraph" style:parent-style-name="Standard">
      <style:paragraph-properties fo:margin-bottom="0.0972in" fo:line-height="120%"/>
      <style:text-properties style:font-name="Times" fo:font-size="12.0pt"/>
    </style:style>
    <style:style style:name="P4" style:family="paragraph" style:parent-style-name="Standard">
      <style:paragraph-properties fo:margin-top="0.1665in" fo:margin-bottom="0.0835in"/>
      <style:text-properties style:font-name="Times" fo:font-size="12.0pt"/>
    </style:style>
    <style:style style:name="P5" style:family="paragraph" style:parent-style-name="Standard">
      <style:paragraph-properties fo:margin-top="0.1390in" fo:margin-bottom="0.0835in"/>
      <style:text-properties style:font-name="Times" fo:font-size="14.0pt"/>
    </style:style>
    <style:style style:name="P6"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7" style:family="paragraph" style:parent-style-name="Standard">
      <style:text-properties style:font-name="Times" fo:font-size="12.0pt"/>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margin-bottom="0.0972in" fo:line-height="120%"/>
      <style:text-properties style:font-name="Times" fo:font-size="11.0pt"/>
    </style:style>
    <style:style style:name="P10" style:family="paragraph" style:parent-style-name="Standard">
      <style:paragraph-properties fo:margin-top="0.1665in" fo:margin-bottom="0.0835in" fo:text-align="center"/>
      <style:text-properties style:font-name="Times"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style:font-name="Apple Symbols" fo:font-size="14.0pt" fo:font-size-asian="14.0pt" fo:font-size-complex="14.0pt" fo:letter-spacing="0.0000in" fo:color="#1c1c1c" fo:background-color="#ffffff"/>
    </style:style>
    <style:style style:name="T4" style:family="text">
      <style:text-properties style:font-name="Symbol"/>
    </style:style>
    <style:style style:name="T5" style:family="text">
      <style:text-properties fo:font-style="italic" fo:font-style-asian="italic" fo:font-style-complex="italic"/>
    </style:style>
    <style:style style:name="T6" style:family="text">
      <style:text-properties fo:font-size="11.0pt" fo:font-size-asian="11.0pt" fo:font-size-complex="11.0pt"/>
    </style:style>
    <style:style style:name="T7" style:family="text">
      <style:text-properties fo:font-size="11.0pt" fo:font-size-asian="11.0pt" fo:font-size-complex="11.0pt" style:text-position="sub 1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a">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style>
  </office:automatic-styles>
  <office:body>
    <office:text>
      <text:p text:style-name="P1"><text:span text:style-name="T1">EIDI2-Klausur WS15/16</text:span></text:p>
      <text:p text:style-name="P2">Diese Angabe ist <text:span text:style-name="T2">kein</text:span><text:s/>offizielles Dokument der TU-München<text:line-break/>Erstellt von Kevin Kappelmann, 09.03.2016<text:line-break/>Musterlösung erhaltbar unter <text:a xlink:type="simple" xlink:href="https://github.com/kappelmann/eidi2_rep_2016">https://github.com/kappelmann/eidi2_rep_2016</text:a><text:line-break/>Angabe und Musterlösungen ohne Gewähr</text:p>
      <text:p text:style-name="P3">Sie haben 90 Minuten Zeit zur Bearbeitung der Aufgaben. Viel Erfolg!</text:p>
      <text:p text:style-name="P4"><text:span text:style-name="T1">Multiple Choice 7P</text:span></text:p>
      <text:p text:style-name="P3">Sind die folgenden Behauptungen wahr oder falsch. Kreuzen Sie die richtige Antwort an. <text:line-break/>Jede richtige Antwort: +0.5P<text:line-break/>Keine Antwort: 0P<text:line-break/>Jede falsche Antwort: -0.5P</text:p>
      <text:p text:style-name="P3">Bei Antworten, die keine wahr oder falsch Antworten sind, geben sie die korrekte Antwort an. Hier gibt es keine Minuspunkte.</text:p>
      <text:p text:style-name="P5"><text:span text:style-name="T1">Verifikation</text:span></text:p>
      <text:list text:style-name="L1">
        <text:list-item>
          <text:p text:style-name="P6">false ist die stärkste Zusicherung</text:p>
        </text:list-item>
        <text:list-item>
          <text:p text:style-name="P6">x&lt;0 ist eine stärkere Zusicherung als x&lt;-1</text:p>
        </text:list-item>
        <text:list-item>
          <text:p text:style-name="P6">Zum Beweis einer Programmiereigenschaft muss man an einem nachfolgenden Knoten true herleiten</text:p>
        </text:list-item>
        <text:list-item>
          <text:p text:style-name="P6">(A<text:span text:style-name="T3">∧</text:span>B =&gt;C)<text:span text:style-name="T4">≡</text:span>A=&gt;(B=&gt;C)</text:p>
        </text:list-item>
        <text:list-item>
          <text:p text:style-name="P6">x≥y ist eine Schleifeninvariante für x=5; y=0; while y&lt;x do y++; end</text:p>
        </text:list-item>
      </text:list>
      <text:p text:style-name="P5"><text:span text:style-name="T1">Ocaml</text:span></text:p>
      <text:list text:style-name="L1">
        <text:list-item>
          <text:p text:style-name="P6">(f g) x wertet sich zu dem selben Wert aus wie f g x</text:p>
        </text:list-item>
        <text:list-item>
          <text:p text:style-name="P6">Die durch let f x = let p a b = a+b in p x definierte Funktion f is vom Typ int <text:span text:style-name="T4">→</text:span><text:s/>int</text:p>
        </text:list-item>
        <text:list-item>
          <text:p text:style-name="P6">Die folgende OCaml Zeile ist fehlerfrei: match [1,2] with [x,y] <text:span text:style-name="T4">→</text:span><text:s/>x+y | z <text:span text:style-name="T4">→</text:span><text:s/>0</text:p>
        </text:list-item>
        <text:list-item>
          <text:p text:style-name="P6">Der Typ des Ausdrucks fold_left (fun a x <text:span text:style-name="T4">→</text:span><text:s/>x a) ist …</text:p>
        </text:list-item>
        <text:list-item>
          <text:p text:style-name="P6">Die Auswertung des Ausdrucks let rec x = 1 in let x x = x in x 2 liefert … </text:p>
        </text:list-item>
        <text:list-item>
          <text:p text:style-name="P6">Der Typ des Ausdrucks fun x <text:span text:style-name="T4">→</text:span><text:s/>x % x ist … (die Signatur des % Operators finden Sie im Anhang)</text:p>
        </text:list-item>
      </text:list>
      <text:p text:style-name="P3"/>
      <text:p text:style-name="P3"/>
      <text:p text:style-name="P3"/>
      <text:p text:style-name="P5"><text:span text:style-name="T1">Verifikation</text:span></text:p>
      <text:list text:style-name="L1">
        <text:list-item>
          <text:p text:style-name="P6">Die folgende Big-Step-Regel ist gültig</text:p>
        </text:list-item>
      </text:list>
      <table:table table:name="Table1" table:style-name="Table1">
        <table:table-column table:style-name="TableColumn1"/>
        <table:table-row>
          <table:table-cell table:style-name="TableCell1">
            <text:p text:style-name="P2">e=&gt;e'::e''</text:p>
          </table:table-cell>
        </table:table-row>
        <table:table-row>
          <table:table-cell table:style-name="TableCell1">
            <text:p text:style-name="P7">(match e with [] <text:span text:style-name="T4">→</text:span><text:s/>e1 | x::xs <text:span text:style-name="T4">→</text:span><text:s/>e2)= e2[e'/x, e''/xs]<text:line-break/></text:p>
          </table:table-cell>
        </table:table-row>
      </table:table>
      <text:list text:style-name="L1">
        <text:list-item>
          <text:p text:style-name="P6">fun x <text:span text:style-name="T4">→</text:span><text:s/>x 1 ist ein Wert</text:p>
        </text:list-item>
        <text:list-item>
          <text:p text:style-name="P6">Ein Mini-OCaml Ausdruck ohne Funktionsapplikation terminiert immer</text:p>
        </text:list-item>
      </text:list>
      <text:p text:style-name="P4"><text:span text:style-name="T1">Weakest Precondition 10P</text:span></text:p>
      <text:p text:style-name="P5"><text:span text:style-name="T1">Berechne die schwächste Vorbedingung<text:tab/></text:span></text:p>
      <text:list text:style-name="L1">
        <text:list-item>
          <text:p text:style-name="P6">WP[[i=i+1]](i=x^x=5) <text:span text:style-name="T4">≡</text:span><text:s/>…</text:p>
        </text:list-item>
        <text:list-item>
          <text:p text:style-name="P6">WP[[x&lt;y]](x=2*y, x&lt;2*y) <text:span text:style-name="T4">≡</text:span><text:s/>…</text:p>
        </text:list-item>
      </text:list>
      <text:p text:style-name="P5"><text:span text:style-name="T1">Kontrollflussgraph</text:span></text:p>
      <text:p text:style-name="P3">int i = 0;<text:line-break/>while(b) { i=i+1;}</text:p>
      <text:p text:style-name="P3"/>
      <text:p text:style-name="P3"/>
      <text:p text:style-name="P3">Geben sie für die Belegungen b und Z die schwächsten Vorbedingungen an</text:p>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7"/>
          </table:table-cell>
          <table:table-cell table:style-name="TableCell1">
            <text:p text:style-name="P8">A</text:p>
          </table:table-cell>
          <table:table-cell table:style-name="TableCell1">
            <text:p text:style-name="P8">I</text:p>
          </table:table-cell>
          <table:table-cell table:style-name="TableCell1">
            <text:p text:style-name="P8">B</text:p>
          </table:table-cell>
        </table:table-row>
        <table:table-row>
          <table:table-cell table:style-name="TableCell1">
            <text:p text:style-name="P8">b=false</text:p>
            <text:p text:style-name="P8">Z=false</text:p>
          </table:table-cell>
          <table:table-cell table:style-name="TableCell1">
            <text:p text:style-name="P7"/>
          </table:table-cell>
          <table:table-cell table:style-name="TableCell1">
            <text:p text:style-name="P7"/>
          </table:table-cell>
          <table:table-cell table:style-name="TableCell1">
            <text:p text:style-name="P7"/>
          </table:table-cell>
        </table:table-row>
        <table:table-row>
          <table:table-cell table:style-name="TableCell1">
            <text:p text:style-name="P8">b=true</text:p>
            <text:p text:style-name="P8">Z=false</text:p>
          </table:table-cell>
          <table:table-cell table:style-name="TableCell1">
            <text:p text:style-name="P7"/>
          </table:table-cell>
          <table:table-cell table:style-name="TableCell1">
            <text:p text:style-name="P7"/>
          </table:table-cell>
          <table:table-cell table:style-name="TableCell1">
            <text:p text:style-name="P7"/>
          </table:table-cell>
        </table:table-row>
        <table:table-row>
          <table:table-cell table:style-name="TableCell1">
            <text:p text:style-name="P8">b=i&lt;17</text:p>
            <text:p text:style-name="P8">Z=i&gt;3</text:p>
          </table:table-cell>
          <table:table-cell table:style-name="TableCell1">
            <text:p text:style-name="P7"/>
          </table:table-cell>
          <table:table-cell table:style-name="TableCell1">
            <text:p text:style-name="P7"/>
          </table:table-cell>
          <table:table-cell table:style-name="TableCell1">
            <text:p text:style-name="P7"/>
          </table:table-cell>
        </table:table-row>
      </table:table>
      <text:p text:style-name="P3"/>
      <text:p text:style-name="P3"/>
      <text:p text:style-name="P4"><text:span text:style-name="T1">Ocaml Sparse Vector 9P</text:span></text:p>
      <text:p text:style-name="P3">Analog zu dünn besetzten Matrizen enthalten dünn besetzte Vektoren hauptsächlich Nullen, die man nicht speichern will. Deshalb definieren wir einen Datentyp, der den Index beginnend mit 0 und den dazugehörigen Wert speichert.</text:p>
      <text:p text:style-name="P3">Als Invariante soll gelten, dass nach jeder Operation nur Werte ungleich 0 in der Datenstruktur enthalten sind. z.B: add [1,1] [1,(-1)] = [] aber auch set 3 0 [3,1] = []</text:p>
      <text:p text:style-name="P3">Implementieren Sie die folgenden Funktionen:</text:p>
      <text:p text:style-name="P9"><text:span text:style-name="T5">type t = (int * int) list<text:line-break/>val empty : t<text:line-break/>val set : int </text:span><text:span text:style-name="T4">→</text:span><text:span text:style-name="T5"><text:s/>int </text:span><text:span text:style-name="T4">→</text:span><text:span text:style-name="T5"><text:s/>t </text:span><text:span text:style-name="T4">→</text:span><text:span text:style-name="T5"><text:s/>t<text:line-break/>val add : t </text:span><text:span text:style-name="T4">→</text:span><text:span text:style-name="T5"><text:s/>t </text:span><text:span text:style-name="T4">→</text:span><text:span text:style-name="T5"><text:s/>t<text:line-break/>val mul : int </text:span><text:span text:style-name="T4">→</text:span><text:span text:style-name="T5"><text:s/>t </text:span><text:span text:style-name="T4">→</text:span><text:span text:style-name="T5"><text:s/>t<text:line-break/>val sprod : t </text:span><text:span text:style-name="T4">→</text:span><text:span text:style-name="T5"><text:s/>t </text:span><text:span text:style-name="T4">→</text:span><text:span text:style-name="T5"><text:s/>int</text:span></text:p>
      <text:p text:style-name="P3">Wobei empty den leeren Vektor darstellt.<text:line-break/>set i v a setzt den Wert an Stelle i des Vektors a auf den Wert v<text:line-break/>add a b Addition durch komponentenweise Summe, d.h. (a b c) + (d e f) = (a+d <text:s text:c="3"/>b+e <text:s text:c="3"/>c+f)<text:line-break/>mul i r Skalarmultiplikation, d.h. i * (a b c) = (i*a <text:s text:c="3"/>i*b <text:s text:c="3"/>i*c)<text:line-break/>sprod a b Standardskalarmultiplikation, d.h. &lt;a,b&gt;=<text:span text:style-name="T6">a</text:span><text:span text:style-name="T7">1</text:span><text:span text:style-name="T6">*b</text:span><text:span text:style-name="T7">1</text:span><text:span text:style-name="T6">+a</text:span><text:span text:style-name="T7">2</text:span><text:span text:style-name="T6">*b</text:span><text:span text:style-name="T7">2</text:span><text:span text:style-name="T6">+...+a</text:span><text:span text:style-name="T7">n</text:span><text:span text:style-name="T6">*b</text:span><text:span text:style-name="T7">n</text:span></text:p>
      <text:p text:style-name="P4"><text:span text:style-name="T1">Heavy Lifting 16P</text:span></text:p>
      <text:p text:style-name="P3">Im folgenden wollen wir einen Funktor Lift definieren, dessen Anwendung ein Modul mit Signatur Base um nützliche Funktionen erweitert. Der Funktor soll auf beliebigen einfachen polymorphen zyklenfreie Datenstrukturen arbeiten.</text:p>
      <text:p text:style-name="P3">'a t ist der Typ, der Datenstruktur, empty liefert eine leere Datenstruktur, insert fügt einen neuen Wert in die Datenstruktur ein und fold faltet die Funktion über die Datenstruktur. <text:line-break/>Beachte: fold insert empty x = x</text:p>
      <text:p text:style-name="P5"><text:span text:style-name="T1">Funktorimplementierung</text:span></text:p>
      <text:p text:style-name="P3">Implementiere den Funktor, wobei die Funktionen, die vom List-Modul bekannte Semantik besitzen sollen. Wandlen Sie die Datenstruktur nicht erst in eine Liste um, sondern verwenden sie z.B. B.fold</text:p>
      <text:p text:style-name="P9"><text:span text:style-name="T1">Signaturen</text:span><text:span text:style-name="T5"><text:line-break/>module type Base = sig<text:line-break/><text:tab/>type 'a t<text:line-break/><text:tab/>val empty : 'a t (*nullary*)<text:line-break/><text:tab/>val insert : 'a </text:span><text:span text:style-name="T4">→</text:span><text:span text:style-name="T5"><text:s/>'a t </text:span><text:span text:style-name="T4">→</text:span><text:span text:style-name="T5"><text:s/>'a t (*rec constr.*)<text:line-break/><text:tab/>val fold : ('a </text:span><text:span text:style-name="T4">→</text:span><text:span text:style-name="T5"><text:s/>'b </text:span><text:span text:style-name="T4">→</text:span><text:span text:style-name="T5"><text:s/>'b) </text:span><text:span text:style-name="T4">→</text:span><text:span text:style-name="T5"><text:s/>'a t </text:span><text:span text:style-name="T4">→</text:span><text:span text:style-name="T5"><text:s/>'b </text:span><text:span text:style-name="T4">→</text:span><text:span text:style-name="T5"><text:s/>'b<text:line-break/>end<text:line-break/>module Lift (B:Base) : sig<text:line-break/><text:tab/>include Base<text:line-break/><text:tab/>val iter : ('a </text:span><text:span text:style-name="T4">→</text:span><text:span text:style-name="T5"><text:s/>unit) </text:span><text:span text:style-name="T4">→</text:span><text:span text:style-name="T5"><text:s/>'a t </text:span><text:span text:style-name="T4">→</text:span><text:span text:style-name="T5"><text:s/>unit<text:line-break/><text:tab/>val map : ('a </text:span><text:span text:style-name="T4">→</text:span><text:span text:style-name="T5"><text:s/>'b) </text:span><text:span text:style-name="T4">→</text:span><text:span text:style-name="T5"><text:s/>'a t </text:span><text:span text:style-name="T4">→</text:span><text:span text:style-name="T5"><text:s/>'b t<text:line-break/><text:tab/>val filter : ('a </text:span><text:span text:style-name="T4">→</text:span><text:span text:style-name="T5"><text:s/>bool) </text:span><text:span text:style-name="T4">→</text:span><text:span text:style-name="T5"><text:s/>'a t </text:span><text:span text:style-name="T4">→</text:span><text:span text:style-name="T5"><text:s/>'a t<text:line-break/><text:tab/>val append : 'a t </text:span><text:span text:style-name="T4">→</text:span><text:span text:style-name="T5"><text:s/>'a t </text:span><text:span text:style-name="T4">→</text:span><text:span text:style-name="T5"><text:s/>'a t<text:line-break/><text:tab/>val flatten : 'a t t </text:span><text:span text:style-name="T4">→</text:span><text:span text:style-name="T5"><text:s/>'a t<text:line-break/><text:tab/>val to_list : 'a t </text:span><text:span text:style-name="T4">→</text:span><text:span text:style-name="T5"><text:s/>'a list<text:line-break/><text:tab/>val from_list : 'a list </text:span><text:span text:style-name="T4">→</text:span><text:span text:style-name="T5"><text:s/>'a t<text:line-break/>end</text:span></text:p>
      <text:p text:style-name="P9"><text:span text:style-name="T1">Implementierung<text:line-break/></text:span><text:span text:style-name="T5">module Lift (B: Base) = struct<text:line-break/><text:tab/>(*Hier kommt ihre Implementierung*)<text:line-break/>end</text:span></text:p>
      <text:p text:style-name="P5"><text:span text:style-name="T1">Anwendung des Funktors</text:span></text:p>
      <text:p text:style-name="P9"><text:span text:style-name="T5">Geben Sie ein Base Modul für Listen an.<text:line-break/>module List = Lift(struct <text:line-break/><text:tab/><text:tab/>(*Hier kommt ihr Code*) <text:line-break/><text:tab/>end)</text:span></text:p>
      <text:p text:style-name="P5"><text:span text:style-name="T1">(Bonus) Base Modul für binäre Suchbäume</text:span></text:p>
      <text:p text:style-name="P9"><text:span text:style-name="T5">Geben Sie ein Base Modul für binäre Suchbäume an.<text:line-break/>module searchTree = Lift(struct <text:line-break/><text:tab/><text:tab/>(*Hier kommt ihr Code*) <text:line-break/><text:tab/>end)</text:span></text:p>
      <text:p text:style-name="P4"><text:span text:style-name="T1">ThreadedTree</text:span></text:p>
      <text:p text:style-name="P3">Wir wollen nebenläufige Berechnungen auf Binärbäume durchführen. Die Daten befinden sich dabei nur in den Blättern des Baumes.</text:p>
      <text:p text:style-name="P9"><text:span text:style-name="T5">type 'a t = Leaf of 'a | Node of 'a t * 'a t</text:span></text:p>
      <text:p text:style-name="P3">Schreiben Sie eine Funktion min welche das minimale Element eines Baumes liefert</text:p>
      <text:p text:style-name="P9"><text:span text:style-name="T5">val min 'a t </text:span><text:span text:style-name="T4">→</text:span><text:span text:style-name="T5"><text:s/>'a</text:span></text:p>
      <text:p text:style-name="P3">Dabei sollen innere Knoten für ihre Kinder Threads erstellen, auf das Ergebnis beider Teilbäume warten und dann dem Vaterknoten das Ergebnis mitteilen.</text:p>
      <text:p text:style-name="P5"><text:span text:style-name="T1">Alternative</text:span></text:p>
      <text:p text:style-name="P3">Falls jemand nicht nochmal den ThreadedTree machen will, da wir ihn schon im Repetitorium zur Übung gemacht haben, kann man alternativ folgende Aufgabe bearbeiten:</text:p>
      <text:p text:style-name="P3">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9"><text:span text:style-name="T5"/></text:p>
      <text:p text:style-name="P9"><text:span text:style-name="T5"/></text:p>
      <text:p text:style-name="P9"><text:span text:style-name="T5"><text:line-break/>type s = Student of string<text:line-break/>(*p stellt den Datentyp für unsere Punkte dar*)<text:line-break/>type p = float<text:line-break/>type k = Klausur of s*(p list)<text:line-break/>type g = Eins | Zwei | Drei | Vier | Fuenf<text:line-break/>(*Die Notenskala weißt jeder Note ein oberes und unteres Punktelimit zu, wobei<text:line-break/><text:s/>das erste p das obere und das zweite p das untere Punktelimit sein soll.*)<text:line-break/>type n = Skala of (g*p*p) list<text:line-break/><text:line-break/>(*Berechnet die Summe der Punkte einer Klausur*)<text:line-break/>val sum_k : k -&gt; p<text:line-break/><text:line-break/>(*Ermittelt die Note für eine gegebene Punkteanzahl mit dem gegebenen Notenspiegel.<text:line-break/><text:s/>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text:s/>die Liste von Noten für die Studenten. <text:line-break/><text:s/>Da die Übungsleitung viele Tutoren besitzt, wird die Klausurenliste komplett<text:line-break/><text:s/>parallelisiert benotet, d.h. die Note jeder Klausur wird immer von einem <text:line-break/><text:s/>eigenen Thread parallel berechnet. Schnellere Threads sollen dabei nicht auf langsamere<text:line-break/><text:s/>Threads warten müssen.*)<text:line-break/>val eval : k list -&gt; n -&gt; (s*g) list</text:span></text:p>
      <text:p text:style-name="P3">Implementieren sie die Funktionen des Moduls an Hand der gegebenen Signaturen und Kommentaren:<text:line-break/><text:line-break/>let sum_k = todo</text:p>
      <text:p text:style-name="P3">let rec get_grade = todo</text:p>
      <text:p text:style-name="P3">let grade_k = todo</text:p>
      <text:p text:style-name="P3">let eval = todo</text:p>
      <text:p text:style-name="P4"><text:span text:style-name="T1">Beweise</text:span></text:p>
      <text:p text:style-name="P9"><text:span text:style-name="T5">let rec app = fun x </text:span><text:span text:style-name="T4">→</text:span><text:span text:style-name="T5"><text:s/>fun y </text:span><text:span text:style-name="T4">→</text:span><text:span text:style-name="T5"><text:s/>match x with [] </text:span><text:span text:style-name="T4">→</text:span><text:span text:style-name="T5"><text:s/>y <text:line-break/><text:tab/>| x::xs </text:span><text:span text:style-name="T4">→</text:span><text:span text:style-name="T5"><text:s/>x::app xs y<text:line-break/>let rec rev = fun x </text:span><text:span text:style-name="T4">→</text:span><text:span text:style-name="T5"><text:s/>match x with [] </text:span><text:span text:style-name="T4">→</text:span><text:span text:style-name="T5"><text:s/>[] <text:line-break/><text:tab/>| x::xs </text:span><text:span text:style-name="T4">→</text:span><text:span text:style-name="T5"><text:s/>app (rev xs) [x]<text:line-break/>let rec rev1 = fun x </text:span><text:span text:style-name="T4">→</text:span><text:span text:style-name="T5"><text:s/>fun y </text:span><text:span text:style-name="T4">→</text:span><text:span text:style-name="T5"><text:s/>match x with [] </text:span><text:span text:style-name="T4">→</text:span><text:span text:style-name="T5"><text:s/>y<text:line-break/><text:tab/>| x::xs </text:span><text:span text:style-name="T4">→</text:span><text:span text:style-name="T5"><text:s/>rev1 xs (x::y)</text:span></text:p>
      <text:p text:style-name="P9"><text:span text:style-name="T5">Lemma 1: app x [] = x<text:line-break/>Lemma 2: app (rev x) y = rev1 x y</text:span></text:p>
      <text:p text:style-name="P9">Beweisen Sie aufeinander aufbauend die folgenden drei Behauptungen. Ergebnisse aus den vorherigen Aufgaben dürfen als gegeben betrachtet werden.<text:line-break/>Geben Sie bei jedem Schritt die angewendete Regel an (Def, IA, IS, Lemma1,...)</text:p>
      <text:list text:style-name="L2">
        <text:list-item>
          <text:p text:style-name="P6">rev1 (rev1 x y) z = rev1 y (app x z)</text:p>
        </text:list-item>
        <text:list-item>
          <text:p text:style-name="P6">rev (rev x) = x</text:p>
        </text:list-item>
        <text:list-item>
          <text:p text:style-name="P6">(Bonus) rev (app (rev x) (rev y)) = app y x</text:p>
        </text:list-item>
      </text:list>
      <text:p text:style-name="P10"><text:span text:style-name="T1">Anhang</text:span></text:p>
      <text:p text:style-name="P9"><text:span text:style-name="T5">module List : sig<text:line-break/><text:tab/>val cons : 'a </text:span><text:span text:style-name="T4">→</text:span><text:span text:style-name="T5"><text:s/>'a list </text:span><text:span text:style-name="T4">→</text:span><text:span text:style-name="T5"><text:s/>'a list<text:line-break/><text:tab/>val map : ('a </text:span><text:span text:style-name="T4">→</text:span><text:span text:style-name="T5"><text:s/>'b) </text:span><text:span text:style-name="T4">→</text:span><text:span text:style-name="T5"><text:s/>'a list </text:span><text:span text:style-name="T4">→</text:span><text:span text:style-name="T5"><text:s/>'b list<text:line-break/><text:tab/>val fold_left : ('a </text:span><text:span text:style-name="T4">→</text:span><text:span text:style-name="T5"><text:s/>'b </text:span><text:span text:style-name="T4">→</text:span><text:span text:style-name="T5"><text:s/>'a) </text:span><text:span text:style-name="T4">→</text:span><text:span text:style-name="T5"><text:s/>'a </text:span><text:span text:style-name="T4">→</text:span><text:span text:style-name="T5"><text:s/>'b list </text:span><text:span text:style-name="T4">→</text:span><text:span text:style-name="T5"><text:s/>'a<text:line-break/><text:tab/>val fold_right : ('a </text:span><text:span text:style-name="T4">→</text:span><text:span text:style-name="T5"><text:s/>'b </text:span><text:span text:style-name="T4">→</text:span><text:span text:style-name="T5"><text:s/>'b) </text:span><text:span text:style-name="T4">→</text:span><text:span text:style-name="T5"><text:s/>'a list </text:span><text:span text:style-name="T4">→</text:span><text:span text:style-name="T5"><text:s/>'b </text:span><text:span text:style-name="T4">→</text:span><text:span text:style-name="T5"><text:s/>'b<text:line-break/>end<text:line-break/><text:line-break/>val ( % ) : ('a -&gt; 'b) -&gt; ('c -&gt; 'a) -&gt; 'c -&gt; 'b<text:line-break/>val id : 'a </text:span><text:span text:style-name="T4">→</text:span><text:span text:style-name="T5"><text:s/>'a<text:line-break/>val neg : ('a </text:span><text:span text:style-name="T4">→</text:span><text:span text:style-name="T5"><text:s/>bool) </text:span><text:span text:style-name="T4">→</text:span><text:span text:style-name="T5"><text:s/>'a </text:span><text:span text:style-name="T4">→</text:span><text:span text:style-name="T5"><text:s/>bool<text:line-break/>val flip : ('a </text:span><text:span text:style-name="T4">→</text:span><text:span text:style-name="T5"><text:s/>'b </text:span><text:span text:style-name="T4">→</text:span><text:span text:style-name="T5"><text:s/>'c) </text:span><text:span text:style-name="T4">→</text:span><text:span text:style-name="T5"><text:s/>'b </text:span><text:span text:style-name="T4">→</text:span><text:span text:style-name="T5"><text:s/>'a </text:span><text:span text:style-name="T4">→</text:span><text:span text:style-name="T5"><text:s/>'c<text:line-break/><text:line-break/>module Thread : sig<text:line-break/><text:tab/>val create : ('a </text:span><text:span text:style-name="T4">→</text:span><text:span text:style-name="T5"><text:s/>'b) </text:span><text:span text:style-name="T4">→</text:span><text:span text:style-name="T5"><text:s/>'a </text:span><text:span text:style-name="T4">→</text:span><text:span text:style-name="T5"><text:s/>t<text:line-break/><text:tab/>val delay : float </text:span><text:span text:style-name="T4">→</text:span><text:span text:style-name="T5"><text:s/>unit<text:line-break/><text:tab/>val join : t </text:span><text:span text:style-name="T4">→</text:span><text:span text:style-name="T5"><text:s/>unit<text:line-break/>end<text:line-break/><text:line-break/>module Event : sig<text:line-break/><text:tab/>type 'a channel<text:line-break/><text:tab/>val new_channel : unit </text:span><text:span text:style-name="T4">→</text:span><text:span text:style-name="T5"><text:s/>'a channel<text:line-break/><text:tab/>val send : 'a channel </text:span><text:span text:style-name="T4">→</text:span><text:span text:style-name="T5"><text:s/>'a </text:span><text:span text:style-name="T4">→</text:span><text:span text:style-name="T5"><text:s/>unit event<text:line-break/><text:tab/>val receive : 'a channel </text:span><text:span text:style-name="T4">→</text:span><text:span text:style-name="T5"><text:s/>'a event<text:line-break/><text:tab/>val sync : 'a channel </text:span><text:span text:style-name="T4">→</text:span><text:span text:style-name="T5"><text:s/>'a<text:line-break/><text:tab/>val select : 'a event list </text:span><text:span text:style-name="T4">→</text:span><text:span text:style-name="T5"><text:s/>'a<text:line-break/><text:tab/>val choose : 'a event list </text:span><text:span text:style-name="T4">→</text:span><text:span text:style-name="T5"><text:s/>'a event<text:line-break/><text:tab/>val wrap : 'a event </text:span><text:span text:style-name="T4">→</text:span><text:span text:style-name="T5"><text:s/>('a </text:span><text:span text:style-name="T4">→</text:span><text:span text:style-name="T5"><text:s/>'b) </text:span><text:span text:style-name="T4">→</text:span><text:span text:style-name="T5"><text:s/>'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6</meta:generator>
  </office:meta>
</office:document-meta>
</file>